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2974" officeooo:paragraph-rsid="00042974"/>
    </style:style>
    <style:style style:name="P2" style:family="paragraph" style:parent-style-name="Standard">
      <style:text-properties officeooo:rsid="0011518d" officeooo:paragraph-rsid="0011518d"/>
    </style:style>
    <style:style style:name="P3" style:family="paragraph" style:parent-style-name="Standard">
      <style:text-properties officeooo:rsid="0011b1b6" officeooo:paragraph-rsid="0011b1b6"/>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0970a9"/>
    </style:style>
    <style:style style:name="T3" style:family="text">
      <style:text-properties fo:font-variant="normal" fo:text-transform="none" fo:color="#222222" style:font-name="arial" fo:font-size="12pt" fo:letter-spacing="normal" fo:font-style="normal" fo:font-weight="normal" officeooo:rsid="000dbf02"/>
    </style:style>
    <style:style style:name="T4" style:family="text">
      <style:text-properties fo:font-variant="normal" fo:text-transform="none" fo:color="#222222" style:font-name="arial" fo:font-size="12pt" fo:letter-spacing="normal" fo:font-style="normal" fo:font-weight="bold"/>
    </style:style>
    <style:style style:name="T5" style:family="text">
      <style:text-properties officeooo:rsid="00072927"/>
    </style:style>
    <style:style style:name="T6" style:family="text">
      <style:text-properties officeooo:rsid="000e45c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ir Master</text:p>
      <text:p text:style-name="P1"/>
      <text:p text:style-name="P1">Our Services</text:p>
      <text:p text:style-name="P1"/>
      <text:p text:style-name="P1"><text:span text:style-name="T5">N</text:span>on <text:span text:style-name="T6">S</text:span>urgical <text:span text:style-name="T6">H</text:span>air <text:span text:style-name="T6">R</text:span>eplacement :-</text:p>
      <text:p text:style-name="P1"/>
      <text:p text:style-name="P1"><text:span text:style-name="T1">The </text:span><text:span text:style-name="T4">hair replacement </text:span><text:span text:style-name="T1">is a patch developed by the method of 'human or synthetic </text:span><text:span text:style-name="T4">hair </text:span><text:span text:style-name="T1">woven onto a lace, monofilament, or ultra-thin skin'. Later, during </text:span><text:span text:style-name="T4">non surgical hair replacement </text:span><text:span text:style-name="T1">procedure, this patch is attached to human head with 'tape, skin friendly adhesive, or weaving'.</text:span></text:p>
      <text:p text:style-name="P1"><text:span text:style-name="T1"/></text:p>
      <text:p text:style-name="P1"><text:span text:style-name="T1">Another major advantage of </text:span><text:span text:style-name="T4">non</text:span><text:span text:style-name="T1">-</text:span><text:span text:style-name="T4">surgical hair replacement </text:span><text:span text:style-name="T1">systems is that they bear instant results. Unlike </text:span><text:span text:style-name="T4">surgical hair </text:span><text:span text:style-name="T1">transplants or medication, you don't need to wait up to six to seven months to get visible results. The application process is quick and simple and yields fast results without any wait.</text:span></text:p>
      <text:p text:style-name="P1"><text:span text:style-name="T1"/></text:p>
      <text:p text:style-name="P1"><text:span text:style-name="T1"/></text:p>
      <text:p text:style-name="P1"><text:span text:style-name="T2">H</text:span><text:span text:style-name="T1">air </text:span><text:span text:style-name="T3">B</text:span><text:span text:style-name="T1">onding :-</text:span></text:p>
      <text:p text:style-name="P1"><text:span text:style-name="T1"/></text:p>
      <text:p text:style-name="P1"><text:span text:style-name="T4">Hair bonding treatment </text:span><text:span text:style-name="T1">involves a quick and painless way of increasing the length of the </text:span><text:span text:style-name="T4">hair</text:span><text:span text:style-name="T1">. ... </text:span><text:span text:style-name="T4">Hair bonding </text:span><text:span text:style-name="T1">is the beautiful art of integrating artificial human </text:span><text:span text:style-name="T4">hair </text:span><text:span text:style-name="T1">with your own </text:span><text:span text:style-name="T4">hair </text:span><text:span text:style-name="T1">that provides you the most natural </text:span><text:span text:style-name="T4">hair</text:span><text:span text:style-name="T1">. Through this process, a full natural looking head of </text:span><text:span text:style-name="T4">hair </text:span><text:span text:style-name="T1">can be best achieved.</text:span></text:p>
      <text:p text:style-name="P1"><text:span text:style-name="T1"/></text:p>
      <text:p text:style-name="P1"><text:span text:style-name="T1">If clipped in, removed, and cared for properly, clip-in </text:span><text:span text:style-name="T4">hair </text:span><text:span text:style-name="T1">extensions cause absolutely no </text:span><text:span text:style-name="T4">damage </text:span><text:span text:style-name="T1">to your </text:span><text:span text:style-name="T4">hair</text:span><text:span text:style-name="T1">. ... Since permanent </text:span><text:span text:style-name="T4">hair </text:span><text:span text:style-name="T1">extensions are applied with glue, or physically </text:span><text:span text:style-name="T4">bonded </text:span><text:span text:style-name="T1">to small strands of </text:span><text:span text:style-name="T4">hair</text:span><text:span text:style-name="T1">, there </text:span><text:span text:style-name="T4">is </text:span><text:span text:style-name="T1">some risk of </text:span><text:span text:style-name="T4">damage </text:span><text:span text:style-name="T1">to the roots of your </text:span><text:span text:style-name="T4">hair </text:span><text:span text:style-name="T1">as well as risk of pulling and discomfort.</text:span></text:p>
      <text:p text:style-name="P1"><text:span text:style-name="T1"/></text:p>
      <text:p text:style-name="P1"><text:span text:style-name="T3">C</text:span><text:span text:style-name="T1">lip </text:span><text:span text:style-name="T3">A</text:span><text:span text:style-name="T1">ttachment :-</text:span></text:p>
      <text:p text:style-name="P1"><text:span text:style-name="T1"/></text:p>
      <text:p text:style-name="P1"><text:span text:style-name="T1">When </text:span><text:span text:style-name="T4">attaching </text:span><text:span text:style-name="T1">your </text:span><text:span text:style-name="T4">Clip</text:span><text:span text:style-name="T1">-on, you start by creating a horizontal parting. Pull away any </text:span><text:span text:style-name="T4">hair </text:span><text:span text:style-name="T1">that remains. Tease the </text:span><text:span text:style-name="T4">hair </text:span><text:span text:style-name="T1">that is closest to the scalp at the parting. Open the </text:span><text:span text:style-name="T4">hair clips </text:span><text:span text:style-name="T1">by bending until you hear a click, and then </text:span><text:span text:style-name="T4">attach </text:span><text:span text:style-name="T1">the extensions to the teased area.</text:span></text:p>
      <text:p text:style-name="P1"><text:span text:style-name="T1"/></text:p>
      <text:p text:style-name="P1"><text:span text:style-name="T1"/></text:p>
      <text:p text:style-name="P3"><text:span text:style-name="T1">Hair Taping :-</text:span></text:p>
      <text:p text:style-name="P3"><text:span text:style-name="T1"/></text:p>
      <text:p text:style-name="P3"><text:span text:style-name="T1"/></text:p>
      <text:p text:style-name="P2"><text:span text:style-name="T1">Hair Extens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10:31:54.296028261</meta:creation-date>
    <dc:date>2020-11-11T11:11:44.940166088</dc:date>
    <meta:editing-duration>PT39M48S</meta:editing-duration>
    <meta:editing-cycles>15</meta:editing-cycles>
    <meta:generator>LibreOffice/6.0.7.3$Linux_X86_64 LibreOffice_project/00m0$Build-3</meta:generator>
    <meta:document-statistic meta:table-count="0" meta:image-count="0" meta:object-count="0" meta:page-count="1" meta:paragraph-count="12" meta:word-count="271" meta:character-count="1600" meta:non-whitespace-character-count="1341"/>
  </office:meta>
</office:document-meta>
</file>